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192" officeooo:paragraph-rsid="00059192"/>
    </style:style>
    <style:style style:name="P2" style:family="paragraph" style:parent-style-name="Standard">
      <style:text-properties officeooo:rsid="00059192" officeooo:paragraph-rsid="00059192"/>
    </style:style>
    <style:style style:name="P3" style:family="paragraph" style:parent-style-name="Standard">
      <style:text-properties officeooo:rsid="0006a7e2" officeooo:paragraph-rsid="0006a7e2"/>
    </style:style>
    <style:style style:name="T1" style:family="text">
      <style:text-properties officeooo:rsid="00062f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e pour créer utilisateur</text:p>
      <text:p text:style-name="P1">systeme /// pour modif</text:p>
      <text:p text:style-name="P1">// pour supr</text:p>
      <text:p text:style-name="P1"/>
      <text:p text:style-name="P1">systeme de routage</text:p>
      <text:p text:style-name="P1"/>
      <text:p text:style-name="P1">vuex pour gestion des états <text:span text:style-name="T1">(remplacer bdd)</text:span></text:p>
      <text:p text:style-name="P1"/>
      <text:p text:style-name="P3">une fois l’utilisateur crééer, vérifier s’il est bien stock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4:53:30.032504532</meta:creation-date>
    <dc:date>2021-01-26T11:48:52.107021011</dc:date>
    <meta:editing-duration>PT2H29M1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30" meta:character-count="186" meta:non-whitespace-character-count="162"/>
  </office:meta>
</office:document-meta>
</file>